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Documento de arquitec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19:45:26</meta:creation-date>
    <dc:date>2013-08-18T19:46:32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25" meta:non-whitespace-character-count="23"/>
    <meta:generator>LibreOffice/3.5$Linux_X86_64 LibreOffice_project/350m1$Build-2</meta:generator>
  </office:meta>
</office:document-meta>
</file>